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0ab3c"/>
    </style:style>
    <style:style style:name="P137" style:family="paragraph" style:parent-style-name="Standard">
      <style:text-properties style:font-name="Times" officeooo:rsid="0100ab3c" officeooo:paragraph-rsid="010bfce6"/>
    </style:style>
    <style:style style:name="P138" style:family="paragraph" style:parent-style-name="Standard">
      <style:text-properties style:font-name="Times" officeooo:rsid="01041aa0" officeooo:paragraph-rsid="01041aa0"/>
    </style:style>
    <style:style style:name="P139" style:family="paragraph" style:parent-style-name="Standard">
      <style:text-properties style:font-name="Times" officeooo:rsid="01041aa0" officeooo:paragraph-rsid="0104d546"/>
    </style:style>
    <style:style style:name="P140" style:family="paragraph" style:parent-style-name="Standard">
      <style:text-properties style:font-name="Times" officeooo:rsid="01041aa0" officeooo:paragraph-rsid="010bfce6"/>
    </style:style>
    <style:style style:name="P141" style:family="paragraph" style:parent-style-name="Standard">
      <style:text-properties style:font-name="Times" officeooo:rsid="01058d23" officeooo:paragraph-rsid="01058ebb"/>
    </style:style>
    <style:style style:name="P142" style:family="paragraph" style:parent-style-name="Standard">
      <style:text-properties style:font-name="Times" officeooo:rsid="010a24c3" officeooo:paragraph-rsid="00fd6483"/>
    </style:style>
    <style:style style:name="P143" style:family="paragraph" style:parent-style-name="Standard">
      <style:text-properties style:font-name="Times" officeooo:rsid="010a24c3" officeooo:paragraph-rsid="010bfce6"/>
    </style:style>
    <style:style style:name="P144" style:family="paragraph" style:parent-style-name="Standard">
      <style:text-properties style:font-name="Times" officeooo:rsid="010bfce6" officeooo:paragraph-rsid="010bfce6"/>
    </style:style>
    <style:style style:name="P145" style:family="paragraph" style:parent-style-name="Standard">
      <style:text-properties style:font-name="Times" officeooo:rsid="010dc466" officeooo:paragraph-rsid="010dc46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style:font-name="Times" officeooo:rsid="00fd6483"/>
    </style:style>
    <style:style style:name="T101" style:family="text">
      <style:text-properties officeooo:rsid="00f7efa6"/>
    </style:style>
    <style:style style:name="T102" style:family="text">
      <style:text-properties officeooo:rsid="00f9ad2e"/>
    </style:style>
    <style:style style:name="T103" style:family="text">
      <style:text-properties officeooo:rsid="00fac452"/>
    </style:style>
    <style:style style:name="T104" style:family="text">
      <style:text-properties officeooo:rsid="00fe72f5"/>
    </style:style>
    <style:style style:name="T105" style:family="text">
      <style:text-properties officeooo:rsid="01041aa0"/>
    </style:style>
    <style:style style:name="T106" style:family="text">
      <style:text-properties officeooo:rsid="0104d546"/>
    </style:style>
    <style:style style:name="T107" style:family="text">
      <style:text-properties officeooo:rsid="01058ebb"/>
    </style:style>
    <style:style style:name="T108" style:family="text">
      <style:text-properties officeooo:rsid="0107726e"/>
    </style:style>
    <style:style style:name="T109" style:family="text">
      <style:text-properties officeooo:rsid="010dc4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1">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3">10% at last</text:span>. It should be caused by ridiculously high cp value at CL, which prevents valid calculation of total mass <text:span text:style-name="T102">(single node high concentration cannot be put into integration correctly). </text:span></text:p>
      <text:p text:style-name="P133"><text:span text:style-name="T102"><text:tab/>1. Therefore, accumulation boundary may still be needed. </text:span></text:p>
      <text:p text:style-name="P133"><text:span text:style-name="T102"><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4">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41">92_<text:span text:style-name="T107">1</text:span>: <text:span text:style-name="T107">l_s=2.0 [1]</text:span><text:bookmark-end text:name="__DdeLink__1010_1985006685"/></text:p>
      <text:p text:style-name="P141">92_<text:span text:style-name="T107">2</text:span>: <text:span text:style-name="T107">l_s=4.0 [2]</text:span></text:p>
      <text:p text:style-name="P141">92_<text:span text:style-name="T107">3</text:span>: <text:span text:style-name="T108">d=1.0 [3]</text:span></text:p>
      <text:p text:style-name="P144">substrate dimension &amp; element were changed!</text:p>
      <text:p text:style-name="P131"/>
      <text:p text:style-name="P137">The observed stagnation point could be the <text:span text:style-name="T105">turning point </text:span>. <text:span text:style-name="T105">To find the location:</text:span></text:p>
      <text:p text:style-name="P140">1. Precisely, du/dz=0</text:p>
      <text:p text:style-name="P140">2. Simply for code, <text:span text:style-name="T106">first try find du/deta=0 for region1 &amp; du/dxi=0 for region3</text:span></text:p>
      <text:p text:style-name="P140"/>
      <text:p text:style-name="P143">93: check if turning points are found. <text:span text:style-name="T109">Ma fixed negative. Yes, but with a little problem of r_change calculation. Fixed</text:span></text:p>
      <text:p text:style-name="P145">93_1: Ma positive.</text:p>
      <text:p text:style-name="P143"/>
      <text:p text:style-name="P143"/>
      <text:p text:style-name="P143"/>
      <text:p text:style-name="P135">divide plots into dynamics.dat &amp; initial_instability.dat</text:p>
      <text:p text:style-name="P130">Then add adsorption equations. CL node has two surface concentrations, so that one is deposited, the other can diffuse on the surface.</text:p>
      <text:p text:style-name="P142"/>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text:soft-page-break/>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1T22:16:04.359968039</dc:date>
    <dc:creator>Lihui Wang</dc:creator>
    <meta:editing-duration>P34DT5H38M13S</meta:editing-duration>
    <meta:editing-cycles>191</meta:editing-cycles>
    <meta:generator>LibreOffice/4.3.7.2$Linux_X86_64 LibreOffice_project/430$Build-2</meta:generator>
    <meta:document-statistic meta:table-count="0" meta:image-count="0" meta:object-count="0" meta:page-count="13" meta:paragraph-count="259" meta:word-count="4135" meta:character-count="24799" meta:non-whitespace-character-count="20859"/>
  </office:meta>
</office:document-meta>
</file>